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1d97d1"/>
    </style:style>
    <style:style style:name="T2" style:family="text">
      <style:text-properties officeooo:rsid="001da843"/>
    </style:style>
    <style:style style:name="T3" style:family="text">
      <style:text-properties officeooo:rsid="001fa874"/>
    </style:style>
    <style:style style:name="T4" style:family="text">
      <style:text-properties officeooo:rsid="0020f9f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2">M1</text:span><text:span text:style-name="T4">5</text:span> <text:span text:style-name="T1">DRAFT</text:span></text:p>
      <text:p text:style-name="Standard">Date: <text:date style:data-style-name="N84" text:date-value="2023-06-15T12:56:51.875756154">2023-06-15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user manual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user manual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2.5.2$Linux_X86_64 LibreOffice_project/499f9727c189e6ef3471021d6132d4c694f357e5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30" meta:character-count="182" meta:non-whitespace-character-count="161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